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z_4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il im Schö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esteige /Se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us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gust-Lämmle-Str. /Hauf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us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erstr.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Häus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Of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binger Str. 23 /Nonn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e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Rott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ckartalstr. /Alte Kelt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Hecke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^^^^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Rott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gärtenweg /Ergenz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Trafo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^^^^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Rott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auffenbergstr 20 /Ergenzi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vor Scheun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^^^^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ön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mmstr. 5 /Ipt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ark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aubenstr. /Silva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Trafo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Kraut-Str. /Gremp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onnenberg /Missouri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Rems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selweg 28 /Fin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